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inux Libertine" svg:font-family="'Linux Libertine', Georgia, Times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200%" fo:text-align="center" style:justify-single-word="false"/>
      <style:text-properties style:font-name="Times New Roman" officeooo:rsid="00161b14" officeooo:paragraph-rsid="00161b14"/>
    </style:style>
    <style:style style:name="P2" style:family="paragraph" style:parent-style-name="Standard">
      <style:paragraph-properties fo:line-height="200%" fo:text-align="start" style:justify-single-word="false"/>
      <style:text-properties style:font-name="Times New Roman" officeooo:rsid="00161b14" officeooo:paragraph-rsid="00161b14"/>
    </style:style>
    <style:style style:name="P3" style:family="paragraph" style:parent-style-name="Standard">
      <style:paragraph-properties fo:line-height="200%" fo:text-align="center" style:justify-single-word="false"/>
      <style:text-properties style:font-name="Times New Roman" fo:font-weight="bold" officeooo:rsid="00161b14" officeooo:paragraph-rsid="00161b14" style:font-weight-asian="bold" style:font-weight-complex="bold"/>
    </style:style>
    <style:style style:name="P4" style:family="paragraph" style:parent-style-name="Standard">
      <style:paragraph-properties fo:line-height="200%" fo:text-align="start" style:justify-single-word="false"/>
      <style:text-properties style:font-name="Times New Roman" fo:font-weight="bold" officeooo:rsid="00161b14" officeooo:paragraph-rsid="00196b51" style:font-weight-asian="bold" style:font-weight-complex="bold"/>
    </style:style>
    <style:style style:name="P5" style:family="paragraph" style:parent-style-name="Standard">
      <style:paragraph-properties fo:line-height="200%" fo:text-align="start" style:justify-single-word="false"/>
      <style:text-properties style:font-name="Times New Roman" fo:font-weight="bold" officeooo:rsid="00161b14" officeooo:paragraph-rsid="001c34df" style:font-weight-asian="bold" style:font-weight-complex="bold"/>
    </style:style>
    <style:style style:name="P6" style:family="paragraph" style:parent-style-name="Standard">
      <style:paragraph-properties fo:line-height="200%" fo:text-align="start" style:justify-single-word="false"/>
      <style:text-properties style:font-name="Times New Roman" fo:font-weight="bold" officeooo:rsid="00269a05" officeooo:paragraph-rsid="00269a05" style:font-weight-asian="bold" style:font-weight-complex="bold"/>
    </style:style>
    <style:style style:name="P7" style:family="paragraph" style:parent-style-name="Standard">
      <style:paragraph-properties fo:line-height="200%" fo:text-align="start" style:justify-single-word="false"/>
      <style:text-properties style:font-name="Times New Roman" fo:font-weight="bold" officeooo:paragraph-rsid="00284e44"/>
    </style:style>
    <style:style style:name="P8" style:family="paragraph" style:parent-style-name="Standard">
      <style:paragraph-properties fo:line-height="200%" fo:text-align="center" style:justify-single-word="false"/>
      <style:text-properties style:font-name="Times New Roman" officeooo:rsid="001e07bf" officeooo:paragraph-rsid="001e07bf"/>
    </style:style>
    <style:style style:name="P9" style:family="paragraph" style:parent-style-name="Standard" style:list-style-name="L2">
      <style:paragraph-properties fo:line-height="200%" fo:text-align="start" style:justify-single-word="false"/>
      <style:text-properties style:font-name="Times New Roman" officeooo:rsid="002914d7" officeooo:paragraph-rsid="002914d7"/>
    </style:style>
    <style:style style:name="P10" style:family="paragraph" style:parent-style-name="Standard" style:list-style-name="L2">
      <style:paragraph-properties fo:line-height="200%" fo:text-align="start" style:justify-single-word="false"/>
      <style:text-properties style:font-name="Times New Roman" officeooo:rsid="002a09ce" officeooo:paragraph-rsid="002a09ce"/>
    </style:style>
    <style:style style:name="P11" style:family="paragraph" style:parent-style-name="Standard" style:list-style-name="L2">
      <style:paragraph-properties fo:line-height="200%" fo:text-align="start" style:justify-single-word="false"/>
      <style:text-properties style:font-name="Times New Roman" officeooo:rsid="002a4e09" officeooo:paragraph-rsid="002a4e09"/>
    </style:style>
    <style:style style:name="P12" style:family="paragraph" style:parent-style-name="Standard" style:list-style-name="L2">
      <style:paragraph-properties fo:line-height="200%" fo:text-align="start" style:justify-single-word="false"/>
      <style:text-properties style:font-name="Times New Roman" officeooo:rsid="002bf896" officeooo:paragraph-rsid="002bf896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78234" style:font-weight-asian="normal" style:font-weight-complex="normal"/>
    </style:style>
    <style:style style:name="T3" style:family="text">
      <style:text-properties fo:font-weight="normal" officeooo:rsid="00196b51" style:font-weight-asian="normal" style:font-weight-complex="normal"/>
    </style:style>
    <style:style style:name="T4" style:family="text">
      <style:text-properties fo:font-weight="normal" officeooo:rsid="00197c78" style:font-weight-asian="normal" style:font-weight-complex="normal"/>
    </style:style>
    <style:style style:name="T5" style:family="text">
      <style:text-properties fo:font-weight="normal" officeooo:rsid="0019c1d3" style:font-weight-asian="normal" style:font-weight-complex="normal"/>
    </style:style>
    <style:style style:name="T6" style:family="text">
      <style:text-properties fo:font-weight="normal" officeooo:rsid="001ae486" style:font-weight-asian="normal" style:font-weight-complex="normal"/>
    </style:style>
    <style:style style:name="T7" style:family="text">
      <style:text-properties fo:font-weight="normal" officeooo:rsid="001c34df" style:font-weight-asian="normal" style:font-weight-complex="normal"/>
    </style:style>
    <style:style style:name="T8" style:family="text">
      <style:text-properties fo:font-weight="normal" officeooo:rsid="001f7993" style:font-weight-asian="normal" style:font-weight-complex="normal"/>
    </style:style>
    <style:style style:name="T9" style:family="text">
      <style:text-properties fo:font-weight="normal" officeooo:rsid="001fe4d7" style:font-weight-asian="normal" style:font-weight-complex="normal"/>
    </style:style>
    <style:style style:name="T10" style:family="text">
      <style:text-properties fo:font-weight="normal" officeooo:rsid="00244498" style:font-weight-asian="normal" style:font-weight-complex="normal"/>
    </style:style>
    <style:style style:name="T11" style:family="text">
      <style:text-properties fo:font-weight="normal" officeooo:rsid="0026107e" style:font-weight-asian="normal" style:font-weight-complex="normal"/>
    </style:style>
    <style:style style:name="T12" style:family="text">
      <style:text-properties fo:font-weight="normal" officeooo:rsid="00284e44" style:font-weight-asian="normal" style:font-weight-complex="normal"/>
    </style:style>
    <style:style style:name="T13" style:family="text">
      <style:text-properties officeooo:rsid="001ec44f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variant="normal" fo:text-transform="none" fo:color="#000000" style:font-name="Linux Libertine" fo:letter-spacing="normal" fo:language="en" fo:country="US" fo:font-style="normal" fo:font-weight="normal" officeooo:rsid="00284e44" style:font-weight-asian="normal" style:font-weight-complex="normal"/>
    </style:style>
    <style:style style:name="T16" style:family="text">
      <style:text-properties officeooo:rsid="002a4e09"/>
    </style:style>
    <style:style style:name="T17" style:family="text">
      <style:text-properties fo:font-size="11pt" fo:language="en" fo:country="US" style:font-size-asian="11pt" style:font-size-complex="11pt"/>
    </style:style>
    <style:style style:name="T18" style:family="text">
      <style:text-properties officeooo:rsid="002bf89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prefix=" 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prefix=" 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prefix=" 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3">Minimizing Fuel Use in Hybrid-Electric Vehicles through Dynamic Programming Optimization</text:p>
      <text:p text:style-name="P1">Electronics Project Internship Report</text:p>
      <text:p text:style-name="P1">Asgard Kaleb Marroquin</text:p>
      <text:p text:style-name="P1">Technische Universität Dresden, Germany</text:p>
      <text:p text:style-name="P1">Summer 2016</text:p>
      <text:p text:style-name="P1"/>
      <text:p text:style-name="P1"/>
      <text:p text:style-name="P1"/>
      <text:p text:style-name="P8">I would like to thank Stephan Uebel, <text:s/>Robert Kloss, Conny, and Prof. Dr. Ing Bernard Baeker for the experiene …. WORK <text:span text:style-name="T13">ON ACKNOWLEDMENT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7188357707751839726" text:style-name="L2">
        <text:list-item>
          <text:p text:style-name="P9"><text:soft-page-break/>Preface</text:p>
          <text:list>
            <text:list-item>
              <text:p text:style-name="P11">Reserach group description</text:p>
            </text:list-item>
          </text:list>
        </text:list-item>
        <text:list-item>
          <text:p text:style-name="P9">Introduction</text:p>
          <text:list>
            <text:list-item>
              <text:p text:style-name="P12">Introduction to HEVs</text:p>
            </text:list-item>
            <text:list-item>
              <text:p text:style-name="P12">Energy Management Systems</text:p>
            </text:list-item>
            <text:list-item>
              <text:p text:style-name="P12">Objective for Summer Internship</text:p>
            </text:list-item>
          </text:list>
        </text:list-item>
        <text:list-item>
          <text:p text:style-name="P10"><text:s/>Problem Description</text:p>
          <text:list>
            <text:list-item>
              <text:p text:style-name="P10">Vehicle Mode<text:span text:style-name="T16">l</text:span></text:p>
              <text:list>
                <text:list-item>
                  <text:p text:style-name="P11">Working with a priori <text:span text:style-name="T17">New European Driving Cycle (NEDC) speed and slope profile data.</text:span></text:p>
                </text:list-item>
                <text:list-item>
                  <text:p text:style-name="P11">Longitudinal <text:span text:style-name="T18">v</text:span>ehicle dynamics <text:span text:style-name="T18">model</text:span> at wheel</text:p>
                </text:list-item>
                <text:list-item>
                  <text:p text:style-name="P12">Powertrain model</text:p>
                </text:list-item>
                <text:list-item>
                  <text:p text:style-name="P12">Power split optimization.</text:p>
                </text:list-item>
              </text:list>
            </text:list-item>
            <text:list-item>
              <text:p text:style-name="P11">Optimization Strategy Explanations</text:p>
            </text:list-item>
            <text:list-item>
              <text:p text:style-name="P10">Problem Formulation</text:p>
            </text:list-item>
          </text:list>
        </text:list-item>
        <text:list-item>
          <text:p text:style-name="P10"><text:s/>Solutions to Problem Description</text:p>
          <text:list>
            <text:list-item>
              <text:p text:style-name="P10">Original Stephans DP-PMP model </text:p>
              <text:list>
                <text:list-item>
                  <text:p text:style-name="P10">Port to C in order to lower computation demand for implementing management system into a rapid control protyping device.</text:p>
                </text:list-item>
              </text:list>
            </text:list-item>
            <text:list-item>
              <text:p text:style-name="P10">Dynamic Programming</text:p>
              <text:list>
                <text:list-item>
                  <text:p text:style-name="P10">Finding optimal power split control of an HEV</text:p>
                </text:list-item>
              </text:list>
            </text:list-item>
          </text:list>
        </text:list-item>
        <text:list-item>
          <text:p text:style-name="P11">Results</text:p>
        </text:list-item>
        <text:list-item>
          <text:p text:style-name="P11">Conclusions</text:p>
          <text:p text:style-name="P9"/>
        </text:list-item>
      </text:list>
      <text:p text:style-name="P2"><text:span text:style-name="T14">Introduction</text:span></text:p>
      <text:p text:style-name="P4"><text:span text:style-name="T1"><text:tab/>My internship this summer took place in Dresden, a small city on the east side of Germany, </text:span><text:soft-page-break/><text:span text:style-name="T1">where industry and STEM-related technical training have taken strong root. In particular, I interned with the Innovationzentrum Fahrzeugmechatronik, or the Innovation Center for Vehicle Mechatronics department, at the Technische Universität Dresden. The group, comprising of </text:span><text:span text:style-name="T4">undergraduate and</text:span><text:span text:style-name="T1"> graduate students, fulltime employees, and department chairs, works directly with the transportation agency in Dresden in reducing fuel consumption </text:span><text:span text:style-name="T2">and energy loss in the city's hybrid-electric bus fleet (INSERT NAME HERE). </text:span><text:span text:style-name="T3">The group also collaborates with private companies such as Bosch, BMW, and Continentale (CHECK NAMES)</text:span></text:p>
      <text:p text:style-name="P4"><text:span text:style-name="T2"><text:tab/>Various vehicular aspects are investigated, such as power optimization strategies for powertrain management, thermal losses as a result of passenger exchange and a smaller combustion engine size, bus log data analysis, real-time component diagnostics, and conductor training for more efficient driving cycles. </text:span><text:span text:style-name="T5">My work focused on developing an efficient power management strategy minimizing fuel use for two classes of hybrid electric vehicles, or HEV</text:span><text:span text:style-name="T6">s. </text:span><text:span text:style-name="T8">Specifically, my task was to determine the optimal power split between the internal combustion engine and the battery energy buffer in order to satisfy a given driving cycle </text:span><text:span text:style-name="T9">and fuel is least consumed</text:span><text:span text:style-name="T8">. </text:span><text:span text:style-name="T6">Models for both a INSERT BENDY BUS WORD HERE and a Ford Focus-like </text:span><text:span text:style-name="T7">car</text:span><text:span text:style-name="T6"> were both analyzed and optimized for fuel use in accordance with THE EUROPEAN STANDARD FOR DRIVING.</text:span></text:p>
      <text:p text:style-name="P7"><text:span text:style-name="T6"><text:tab/></text:span><text:span text:style-name="T10">Two main management strategies exist for</text:span><text:span text:style-name="T7"> developing </text:span><text:span text:style-name="T10">HEV </text:span><text:span text:style-name="T7">optimization strategies</text:span><text:span text:style-name="T10">: causal and noncausal (INSERT CITATION). </text:span><text:span text:style-name="T7"><text:s/>Such examples include heuristics, </text:span><text:span text:style-name="T11">stochastic approaches,</text:span><text:span text:style-name="T7"> <text:s/>fuzzy logic, </text:span><text:span text:style-name="T10">convex optimization, </text:span><text:span text:style-name="T12">Pontryagin's maximum principle,</text:span><text:span text:style-name="T15"> </text:span><text:span text:style-name="T7">and dynamic programming. </text:span></text:p>
      <text:p text:style-name="P5"/>
      <text:p text:style-name="P6"><text:span text:style-name="T7">C</text:span><text:span text:style-name="T1">ONTROL THEORY!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Linux Libertine" svg:font-family="'Linux Libertine', Georgia, Times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ulef </meta:initial-creator>
    <meta:creation-date>2016-08-12T19:33:22.690557933</meta:creation-date>
    <dc:date>2016-08-13T20:14:02.110397393</dc:date>
    <dc:creator>kaulef </dc:creator>
    <meta:editing-duration>PT23H52M9S</meta:editing-duration>
    <meta:editing-cycles>18</meta:editing-cycles>
    <meta:generator>LibreOffice/4.2.8.2$Linux_X86_64 LibreOffice_project/420m0$Build-2</meta:generator>
    <meta:document-statistic meta:table-count="0" meta:image-count="0" meta:object-count="0" meta:page-count="3" meta:paragraph-count="32" meta:word-count="416" meta:character-count="2881" meta:non-whitespace-character-count="2487"/>
  </office:meta>
</office:document-meta>
</file>